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cm" svg:stroke-color="#c0c0c0" draw:marker-start-width="0.36cm" draw:marker-end-width="0.36cm" draw:fill-color="#c0c0c0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5cm" svg:stroke-color="#e08008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cm" draw:marker-start-width="0.33cm" draw:marker-end-width="0.33cm" draw:fill-color="#e6e6e6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808080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499cm" svg:height="0.249cm" svg:x="3.5cm" svg:y="0.75cm" svg:viewBox="0 0 500 250" svg:d="m125 217c40-24 68-52 92-92s33-79 33-125h250v250h-500c46 0 85-10 125-33z">
          <text:p/>
        </draw:path>
        <draw:path draw:style-name="gr1" draw:text-style-name="P1" draw:layer="layout" svg:width="0.499cm" svg:height="0.249cm" svg:x="5cm" svg:y="0.75cm" svg:viewBox="0 0 500 250" svg:d="m375 217c-40-24-68-52-92-92s-33-79-33-125h-250v250h500c-46 0-85-10-125-33z">
          <text:p/>
        </draw:path>
        <draw:rect draw:style-name="gr2" draw:text-style-name="P1" draw:layer="layout" svg:width="8cm" svg:height="0.5cm" svg:x="0.5cm" svg:y="1cm">
          <text:p/>
        </draw:rect>
        <draw:line draw:style-name="gr3" draw:text-style-name="P1" draw:layer="layout" svg:x1="5cm" svg:y1="1cm" svg:x2="5.5cm" svg:y2="1cm">
          <text:p/>
        </draw:line>
        <draw:g>
          <draw:rect draw:style-name="gr4" draw:text-style-name="P1" draw:layer="layout" svg:width="1.5cm" svg:height="0.25cm" svg:x="3.75cm" svg:y="0.7cm">
            <text:p/>
          </draw:rect>
          <draw:polyline draw:style-name="gr5" draw:text-style-name="P1" draw:layer="layout" svg:width="-0.249cm" svg:height="-0.249cm" svg:x="4cm" svg:y="0.95cm" svg:viewBox="0 0 -250 -250" draw:points="0,0 250,0 250,250 0,250">
            <text:p/>
          </draw:polyline>
          <draw:polyline draw:style-name="gr5" draw:text-style-name="P1" draw:layer="layout" svg:width="-0.249cm" svg:height="-0.249cm" svg:x="5.25cm" svg:y="0.95cm" svg:viewBox="0 0 -250 -250" draw:points="250,0 0,0 0,250 250,250">
            <text:p/>
          </draw:polyline>
        </draw:g>
        <draw:line draw:style-name="gr3" draw:text-style-name="P1" draw:layer="layout" svg:x1="3.5cm" svg:y1="1cm" svg:x2="4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9T01:11:37.69</meta:creation-date>
    <dc:date>2015-01-21T17:10:31.91</dc:date>
    <meta:editing-duration>PT17M40S</meta:editing-duration>
    <meta:editing-cycles>15</meta:editing-cycles>
    <meta:generator>OpenOffice.org/3.4.1$Win32 OpenOffice.org_project/341m1$Build-9593</meta:generator>
    <meta:document-statistic meta:object-count="9"/>
  </office:meta>
</office:document-meta>
</file>